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décomp</text:p>
          </table:table-cell>
          <table:table-cell office:value-type="string" calcext:value-type="string">
            <text:p>3*5*7</text:p>
          </table:table-cell>
          <table:table-cell office:value-type="string" calcext:value-type="string">
            <text:p>2²*29</text:p>
          </table:table-cell>
          <table:table-cell office:value-type="string" calcext:value-type="string">
            <text:p>2*3*61</text:p>
          </table:table-cell>
          <table:table-cell office:value-type="string" calcext:value-type="string">
            <text:p>3²*41</text:p>
          </table:table-cell>
          <table:table-cell office:value-type="string" calcext:value-type="string">
            <text:p>17*29</text:p>
          </table:table-cell>
          <table:table-cell office:value-type="string" calcext:value-type="string">
            <text:p>3²*5*11</text:p>
          </table:table-cell>
          <table:table-cell office:value-type="string" calcext:value-type="string">
            <text:p>3*5*37</text:p>
          </table:table-cell>
          <table:table-cell office:value-type="string" calcext:value-type="string">
            <text:p>2*3²*31</text:p>
          </table:table-cell>
          <table:table-cell office:value-type="string" calcext:value-type="string">
            <text:p>2*3³*17</text:p>
          </table:table-cell>
        </table:table-row>
        <table:table-row table:style-name="ro1">
          <table:table-cell/>
          <table:table-cell office:value-type="float" office:value="47814" calcext:value-type="float">
            <text:p>47814</text:p>
          </table:table-cell>
          <table:table-cell office:value-type="float" office:value="364676" calcext:value-type="float">
            <text:p>364676</text:p>
          </table:table-cell>
          <table:table-cell office:value-type="float" office:value="2754762" calcext:value-type="float">
            <text:p>2754762</text:p>
          </table:table-cell>
          <table:table-cell office:value-type="float" office:value="2386919" calcext:value-type="float">
            <text:p>2386919</text:p>
          </table:table-cell>
          <table:table-cell office:value-type="float" office:value="739507" calcext:value-type="float">
            <text:p>739507</text:p>
          </table:table-cell>
          <table:table-cell office:value-type="float" office:value="83430" calcext:value-type="float">
            <text:p>83430</text:p>
          </table:table-cell>
          <table:table-cell office:value-type="float" office:value="571420" calcext:value-type="float">
            <text:p>571420</text:p>
          </table:table-cell>
          <table:table-cell office:value-type="float" office:value="475245" calcext:value-type="float">
            <text:p>475245</text:p>
          </table:table-cell>
          <table:table-cell office:value-type="float" office:value="408006" calcext:value-type="float">
            <text:p>408006</text:p>
          </table:table-cell>
        </table:table-row>
        <table:table-row table:style-name="ro1">
          <table:table-cell/>
          <table:table-cell office:value-type="float" office:value="2729" calcext:value-type="float">
            <text:p>2729</text:p>
          </table:table-cell>
          <table:table-cell office:value-type="float" office:value="41241" calcext:value-type="float">
            <text:p>41241</text:p>
          </table:table-cell>
          <table:table-cell office:value-type="float" office:value="635019" calcext:value-type="float">
            <text:p>635019</text:p>
          </table:table-cell>
          <table:table-cell office:value-type="float" office:value="810035" calcext:value-type="float">
            <text:p>810035</text:p>
          </table:table-cell>
          <table:table-cell office:value-type="float" office:value="194960" calcext:value-type="float">
            <text:p>194960</text:p>
          </table:table-cell>
          <table:table-cell office:value-type="float" office:value="22968" calcext:value-type="float">
            <text:p>22968</text:p>
          </table:table-cell>
          <table:table-cell office:value-type="float" office:value="993505" calcext:value-type="float">
            <text:p>993505</text:p>
          </table:table-cell>
          <table:table-cell office:value-type="float" office:value="485278" calcext:value-type="float">
            <text:p>485278</text:p>
          </table:table-cell>
          <table:table-cell office:value-type="float" office:value="3750853" calcext:value-type="float">
            <text:p>3750853</text:p>
          </table:table-cell>
        </table:table-row>
        <table:table-row table:style-name="ro1">
          <table:table-cell/>
          <table:table-cell office:value-type="float" office:value="52516" calcext:value-type="float">
            <text:p>52516</text:p>
          </table:table-cell>
          <table:table-cell office:value-type="float" office:value="92077" calcext:value-type="float">
            <text:p>92077</text:p>
          </table:table-cell>
          <table:table-cell office:value-type="float" office:value="1599764" calcext:value-type="float">
            <text:p>1599764</text:p>
          </table:table-cell>
          <table:table-cell office:value-type="float" office:value="2085637" calcext:value-type="float">
            <text:p>2085637</text:p>
          </table:table-cell>
          <table:table-cell office:value-type="float" office:value="210173" calcext:value-type="float">
            <text:p>210173</text:p>
          </table:table-cell>
          <table:table-cell office:value-type="float" office:value="1612570" calcext:value-type="float">
            <text:p>1612570</text:p>
          </table:table-cell>
          <table:table-cell office:value-type="float" office:value="132229" calcext:value-type="float">
            <text:p>132229</text:p>
          </table:table-cell>
          <table:table-cell office:value-type="float" office:value="636488" calcext:value-type="float">
            <text:p>636488</text:p>
          </table:table-cell>
          <table:table-cell office:value-type="float" office:value="7355302" calcext:value-type="float">
            <text:p>7355302</text:p>
          </table:table-cell>
        </table:table-row>
        <table:table-row table:style-name="ro1">
          <table:table-cell/>
          <table:table-cell office:value-type="float" office:value="23555" calcext:value-type="float">
            <text:p>23555</text:p>
          </table:table-cell>
          <table:table-cell office:value-type="float" office:value="216594" calcext:value-type="float">
            <text:p>216594</text:p>
          </table:table-cell>
          <table:table-cell office:value-type="float" office:value="57313" calcext:value-type="float">
            <text:p>57313</text:p>
          </table:table-cell>
          <table:table-cell office:value-type="float" office:value="3991657" calcext:value-type="float">
            <text:p>3991657</text:p>
          </table:table-cell>
          <table:table-cell office:value-type="float" office:value="239391" calcext:value-type="float">
            <text:p>239391</text:p>
          </table:table-cell>
          <table:table-cell office:value-type="float" office:value="101087" calcext:value-type="float">
            <text:p>101087</text:p>
          </table:table-cell>
          <table:table-cell office:value-type="float" office:value="977523" calcext:value-type="float">
            <text:p>977523</text:p>
          </table:table-cell>
          <table:table-cell office:value-type="float" office:value="210234" calcext:value-type="float">
            <text:p>210234</text:p>
          </table:table-cell>
          <table:table-cell office:value-type="float" office:value="7565949" calcext:value-type="float">
            <text:p>7565949</text:p>
          </table:table-cell>
        </table:table-row>
        <table:table-row table:style-name="ro1">
          <table:table-cell/>
          <table:table-cell office:value-type="float" office:value="6703" calcext:value-type="float">
            <text:p>6703</text:p>
          </table:table-cell>
          <table:table-cell office:value-type="float" office:value="183243" calcext:value-type="float">
            <text:p>183243</text:p>
          </table:table-cell>
          <table:table-cell office:value-type="float" office:value="3400848" calcext:value-type="float">
            <text:p>3400848</text:p>
          </table:table-cell>
          <table:table-cell office:value-type="float" office:value="11727991" calcext:value-type="float">
            <text:p>11727991</text:p>
          </table:table-cell>
          <table:table-cell office:value-type="float" office:value="2612696" calcext:value-type="float">
            <text:p>2612696</text:p>
          </table:table-cell>
          <table:table-cell office:value-type="float" office:value="1054327" calcext:value-type="float">
            <text:p>1054327</text:p>
          </table:table-cell>
          <table:table-cell office:value-type="float" office:value="20848" calcext:value-type="float">
            <text:p>20848</text:p>
          </table:table-cell>
          <table:table-cell office:value-type="float" office:value="367719" calcext:value-type="float">
            <text:p>367719</text:p>
          </table:table-cell>
          <table:table-cell office:value-type="float" office:value="1299669" calcext:value-type="float">
            <text:p>1299669</text:p>
          </table:table-cell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float" office:value="283857" calcext:value-type="float">
            <text:p>283857</text:p>
          </table:table-cell>
          <table:table-cell office:value-type="float" office:value="769314" calcext:value-type="float">
            <text:p>769314</text:p>
          </table:table-cell>
          <table:table-cell office:value-type="float" office:value="900046" calcext:value-type="float">
            <text:p>900046</text:p>
          </table:table-cell>
          <table:table-cell office:value-type="float" office:value="1591153" calcext:value-type="float">
            <text:p>1591153</text:p>
          </table:table-cell>
          <table:table-cell office:value-type="float" office:value="1255177" calcext:value-type="float">
            <text:p>1255177</text:p>
          </table:table-cell>
          <table:table-cell office:value-type="float" office:value="441869" calcext:value-type="float">
            <text:p>441869</text:p>
          </table:table-cell>
          <table:table-cell office:value-type="float" office:value="145894" calcext:value-type="float">
            <text:p>145894</text:p>
          </table:table-cell>
          <table:table-cell office:value-type="float" office:value="16054935" calcext:value-type="float">
            <text:p>16054935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90656" calcext:value-type="float">
            <text:p>90656</text:p>
          </table:table-cell>
          <table:table-cell office:value-type="float" office:value="18333" calcext:value-type="float">
            <text:p>18333</text:p>
          </table:table-cell>
          <table:table-cell office:value-type="float" office:value="579580" calcext:value-type="float">
            <text:p>579580</text:p>
          </table:table-cell>
          <table:table-cell office:value-type="float" office:value="541505" calcext:value-type="float">
            <text:p>541505</text:p>
          </table:table-cell>
          <table:table-cell office:value-type="float" office:value="67796" calcext:value-type="float">
            <text:p>67796</text:p>
          </table:table-cell>
          <table:table-cell office:value-type="float" office:value="360360" calcext:value-type="float">
            <text:p>360360</text:p>
          </table:table-cell>
          <table:table-cell office:value-type="float" office:value="814808" calcext:value-type="float">
            <text:p>814808</text:p>
          </table:table-cell>
          <table:table-cell office:value-type="float" office:value="1312982" calcext:value-type="float">
            <text:p>1312982</text:p>
          </table:table-cell>
        </table:table-row>
        <table:table-row table:style-name="ro1">
          <table:table-cell/>
          <table:table-cell office:value-type="float" office:value="13842" calcext:value-type="float">
            <text:p>13842</text:p>
          </table:table-cell>
          <table:table-cell office:value-type="float" office:value="98881" calcext:value-type="float">
            <text:p>98881</text:p>
          </table:table-cell>
          <table:table-cell office:value-type="float" office:value="972584" calcext:value-type="float">
            <text:p>972584</text:p>
          </table:table-cell>
          <table:table-cell office:value-type="float" office:value="583363" calcext:value-type="float">
            <text:p>583363</text:p>
          </table:table-cell>
          <table:table-cell office:value-type="float" office:value="1446750" calcext:value-type="float">
            <text:p>1446750</text:p>
          </table:table-cell>
          <table:table-cell office:value-type="float" office:value="634" calcext:value-type="float">
            <text:p>634</text:p>
          </table:table-cell>
          <table:table-cell office:value-type="float" office:value="141840" calcext:value-type="float">
            <text:p>141840</text:p>
          </table:table-cell>
          <table:table-cell office:value-type="float" office:value="2160109" calcext:value-type="float">
            <text:p>2160109</text:p>
          </table:table-cell>
          <table:table-cell office:value-type="float" office:value="2841757" calcext:value-type="float">
            <text:p>2841757</text:p>
          </table:table-cell>
        </table:table-row>
        <table:table-row table:style-name="ro1">
          <table:table-cell/>
          <table:table-cell office:value-type="float" office:value="25585" calcext:value-type="float">
            <text:p>25585</text:p>
          </table:table-cell>
          <table:table-cell office:value-type="float" office:value="109851" calcext:value-type="float">
            <text:p>109851</text:p>
          </table:table-cell>
          <table:table-cell office:value-type="float" office:value="37979" calcext:value-type="float">
            <text:p>37979</text:p>
          </table:table-cell>
          <table:table-cell office:value-type="float" office:value="11515306" calcext:value-type="float">
            <text:p>11515306</text:p>
          </table:table-cell>
          <table:table-cell office:value-type="float" office:value="188423" calcext:value-type="float">
            <text:p>188423</text:p>
          </table:table-cell>
          <table:table-cell office:value-type="float" office:value="889842" calcext:value-type="float">
            <text:p>889842</text:p>
          </table:table-cell>
          <table:table-cell office:value-type="float" office:value="20808" calcext:value-type="float">
            <text:p>20808</text:p>
          </table:table-cell>
          <table:table-cell office:value-type="float" office:value="66828" calcext:value-type="float">
            <text:p>66828</text:p>
          </table:table-cell>
          <table:table-cell office:value-type="float" office:value="1271570" calcext:value-type="float">
            <text:p>1271570</text:p>
          </table:table-cell>
        </table:table-row>
        <table:table-row table:style-name="ro1">
          <table:table-cell/>
          <table:table-cell office:value-type="float" office:value="18016" calcext:value-type="float">
            <text:p>18016</text:p>
          </table:table-cell>
          <table:table-cell office:value-type="float" office:value="134465" calcext:value-type="float">
            <text:p>134465</text:p>
          </table:table-cell>
          <table:table-cell office:value-type="float" office:value="1318876" calcext:value-type="float">
            <text:p>1318876</text:p>
          </table:table-cell>
          <table:table-cell office:value-type="float" office:value="7343956" calcext:value-type="float">
            <text:p>7343956</text:p>
          </table:table-cell>
          <table:table-cell office:value-type="float" office:value="327428" calcext:value-type="float">
            <text:p>327428</text:p>
          </table:table-cell>
          <table:table-cell office:value-type="float" office:value="930143" calcext:value-type="float">
            <text:p>930143</text:p>
          </table:table-cell>
          <table:table-cell office:value-type="float" office:value="630793" calcext:value-type="float">
            <text:p>630793</text:p>
          </table:table-cell>
          <table:table-cell office:value-type="float" office:value="632766" calcext:value-type="float">
            <text:p>632766</text:p>
          </table:table-cell>
          <table:table-cell office:value-type="float" office:value="82637" calcext:value-type="float">
            <text:p>82637</text:p>
          </table:table-cell>
        </table:table-row>
        <table:table-row table:style-name="ro1">
          <table:table-cell/>
          <table:table-cell office:value-type="float" office:value="118248" calcext:value-type="float">
            <text:p>118248</text:p>
          </table:table-cell>
          <table:table-cell office:value-type="float" office:value="268846" calcext:value-type="float">
            <text:p>268846</text:p>
          </table:table-cell>
          <table:table-cell office:value-type="float" office:value="1309933" calcext:value-type="float">
            <text:p>1309933</text:p>
          </table:table-cell>
          <table:table-cell office:value-type="float" office:value="7120718" calcext:value-type="float">
            <text:p>7120718</text:p>
          </table:table-cell>
          <table:table-cell office:value-type="float" office:value="60788" calcext:value-type="float">
            <text:p>60788</text:p>
          </table:table-cell>
          <table:table-cell office:value-type="float" office:value="1980525" calcext:value-type="float">
            <text:p>1980525</text:p>
          </table:table-cell>
          <table:table-cell office:value-type="float" office:value="569604" calcext:value-type="float">
            <text:p>569604</text:p>
          </table:table-cell>
          <table:table-cell office:value-type="float" office:value="244547" calcext:value-type="float">
            <text:p>244547</text:p>
          </table:table-cell>
          <table:table-cell office:value-type="float" office:value="2720101" calcext:value-type="float">
            <text:p>2720101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72986" calcext:value-type="float">
            <text:p>72986</text:p>
          </table:table-cell>
          <table:table-cell office:value-type="float" office:value="870588" calcext:value-type="float">
            <text:p>870588</text:p>
          </table:table-cell>
          <table:table-cell office:value-type="float" office:value="4489160" calcext:value-type="float">
            <text:p>4489160</text:p>
          </table:table-cell>
          <table:table-cell office:value-type="float" office:value="525942" calcext:value-type="float">
            <text:p>525942</text:p>
          </table:table-cell>
          <table:table-cell office:value-type="float" office:value="1011845" calcext:value-type="float">
            <text:p>1011845</text:p>
          </table:table-cell>
          <table:table-cell office:value-type="float" office:value="228073" calcext:value-type="float">
            <text:p>228073</text:p>
          </table:table-cell>
          <table:table-cell office:value-type="float" office:value="95043" calcext:value-type="float">
            <text:p>95043</text:p>
          </table:table-cell>
          <table:table-cell office:value-type="float" office:value="471664" calcext:value-type="float">
            <text:p>471664</text:p>
          </table:table-cell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255658" calcext:value-type="float">
            <text:p>255658</text:p>
          </table:table-cell>
          <table:table-cell office:value-type="float" office:value="679087" calcext:value-type="float">
            <text:p>679087</text:p>
          </table:table-cell>
          <table:table-cell office:value-type="float" office:value="3840574" calcext:value-type="float">
            <text:p>3840574</text:p>
          </table:table-cell>
          <table:table-cell office:value-type="float" office:value="27067" calcext:value-type="float">
            <text:p>27067</text:p>
          </table:table-cell>
          <table:table-cell office:value-type="float" office:value="28794" calcext:value-type="float">
            <text:p>28794</text:p>
          </table:table-cell>
          <table:table-cell office:value-type="float" office:value="128014" calcext:value-type="float">
            <text:p>128014</text:p>
          </table:table-cell>
          <table:table-cell office:value-type="float" office:value="697378" calcext:value-type="float">
            <text:p>697378</text:p>
          </table:table-cell>
          <table:table-cell office:value-type="float" office:value="2418060" calcext:value-type="float">
            <text:p>2418060</text:p>
          </table:table-cell>
        </table:table-row>
        <table:table-row table:style-name="ro1">
          <table:table-cell/>
          <table:table-cell office:value-type="float" office:value="22078" calcext:value-type="float">
            <text:p>22078</text:p>
          </table:table-cell>
          <table:table-cell office:value-type="float" office:value="790088" calcext:value-type="float">
            <text:p>790088</text:p>
          </table:table-cell>
          <table:table-cell office:value-type="float" office:value="595112" calcext:value-type="float">
            <text:p>595112</text:p>
          </table:table-cell>
          <table:table-cell office:value-type="float" office:value="6702928" calcext:value-type="float">
            <text:p>6702928</text:p>
          </table:table-cell>
          <table:table-cell office:value-type="float" office:value="53682" calcext:value-type="float">
            <text:p>53682</text:p>
          </table:table-cell>
          <table:table-cell office:value-type="float" office:value="784" calcext:value-type="float">
            <text:p>784</text:p>
          </table:table-cell>
          <table:table-cell office:value-type="float" office:value="135479" calcext:value-type="float">
            <text:p>135479</text:p>
          </table:table-cell>
          <table:table-cell office:value-type="float" office:value="977" calcext:value-type="float">
            <text:p>977</text:p>
          </table:table-cell>
          <table:table-cell office:value-type="float" office:value="1137480" calcext:value-type="float">
            <text:p>1137480</text:p>
          </table:table-cell>
        </table:table-row>
        <table:table-row table:style-name="ro1">
          <table:table-cell/>
          <table:table-cell office:value-type="float" office:value="24411" calcext:value-type="float">
            <text:p>24411</text:p>
          </table:table-cell>
          <table:table-cell office:value-type="float" office:value="5508" calcext:value-type="float">
            <text:p>5508</text:p>
          </table:table-cell>
          <table:table-cell office:value-type="float" office:value="942813" calcext:value-type="float">
            <text:p>942813</text:p>
          </table:table-cell>
          <table:table-cell office:value-type="float" office:value="1174428" calcext:value-type="float">
            <text:p>1174428</text:p>
          </table:table-cell>
          <table:table-cell office:value-type="float" office:value="1152637" calcext:value-type="float">
            <text:p>1152637</text:p>
          </table:table-cell>
          <table:table-cell office:value-type="float" office:value="368" calcext:value-type="float">
            <text:p>368</text:p>
          </table:table-cell>
          <table:table-cell office:value-type="float" office:value="267816" calcext:value-type="float">
            <text:p>267816</text:p>
          </table:table-cell>
          <table:table-cell office:value-type="float" office:value="592966" calcext:value-type="float">
            <text:p>592966</text:p>
          </table:table-cell>
          <table:table-cell office:value-type="float" office:value="4625694" calcext:value-type="float">
            <text:p>4625694</text:p>
          </table:table-cell>
        </table:table-row>
        <table:table-row table:style-name="ro1">
          <table:table-cell/>
          <table:table-cell office:value-type="float" office:value="8672" calcext:value-type="float">
            <text:p>8672</text:p>
          </table:table-cell>
          <table:table-cell office:value-type="float" office:value="25334" calcext:value-type="float">
            <text:p>25334</text:p>
          </table:table-cell>
          <table:table-cell office:value-type="float" office:value="856205" calcext:value-type="float">
            <text:p>856205</text:p>
          </table:table-cell>
          <table:table-cell office:value-type="float" office:value="808584" calcext:value-type="float">
            <text:p>808584</text:p>
          </table:table-cell>
          <table:table-cell office:value-type="float" office:value="933548" calcext:value-type="float">
            <text:p>933548</text:p>
          </table:table-cell>
          <table:table-cell office:value-type="float" office:value="226" calcext:value-type="float">
            <text:p>226</text:p>
          </table:table-cell>
          <table:table-cell office:value-type="float" office:value="1655" calcext:value-type="float">
            <text:p>1655</text:p>
          </table:table-cell>
          <table:table-cell office:value-type="float" office:value="634959" calcext:value-type="float">
            <text:p>634959</text:p>
          </table:table-cell>
          <table:table-cell office:value-type="float" office:value="1117870" calcext:value-type="float">
            <text:p>1117870</text:p>
          </table:table-cell>
        </table:table-row>
        <table:table-row table:style-name="ro1">
          <table:table-cell/>
          <table:table-cell office:value-type="float" office:value="39854" calcext:value-type="float">
            <text:p>39854</text:p>
          </table:table-cell>
          <table:table-cell office:value-type="float" office:value="295080" calcext:value-type="float">
            <text:p>295080</text:p>
          </table:table-cell>
          <table:table-cell office:value-type="float" office:value="1025" calcext:value-type="float">
            <text:p>1025</text:p>
          </table:table-cell>
          <table:table-cell office:value-type="float" office:value="2388869" calcext:value-type="float">
            <text:p>2388869</text:p>
          </table:table-cell>
          <table:table-cell office:value-type="float" office:value="409601" calcext:value-type="float">
            <text:p>409601</text:p>
          </table:table-cell>
          <table:table-cell office:value-type="float" office:value="640009" calcext:value-type="float">
            <text:p>640009</text:p>
          </table:table-cell>
          <table:table-cell office:value-type="float" office:value="674654" calcext:value-type="float">
            <text:p>674654</text:p>
          </table:table-cell>
          <table:table-cell office:value-type="float" office:value="658624" calcext:value-type="float">
            <text:p>658624</text:p>
          </table:table-cell>
          <table:table-cell office:value-type="float" office:value="4735701" calcext:value-type="float">
            <text:p>4735701</text:p>
          </table:table-cell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float" office:value="41390" calcext:value-type="float">
            <text:p>41390</text:p>
          </table:table-cell>
          <table:table-cell office:value-type="float" office:value="819" calcext:value-type="float">
            <text:p>819</text:p>
          </table:table-cell>
          <table:table-cell office:value-type="float" office:value="2881003" calcext:value-type="float">
            <text:p>2881003</text:p>
          </table:table-cell>
          <table:table-cell office:value-type="float" office:value="951911" calcext:value-type="float">
            <text:p>951911</text:p>
          </table:table-cell>
          <table:table-cell office:value-type="float" office:value="4343" calcext:value-type="float">
            <text:p>4343</text:p>
          </table:table-cell>
          <table:table-cell office:value-type="float" office:value="1670492" calcext:value-type="float">
            <text:p>1670492</text:p>
          </table:table-cell>
          <table:table-cell office:value-type="float" office:value="1117313" calcext:value-type="float">
            <text:p>1117313</text:p>
          </table:table-cell>
          <table:table-cell office:value-type="float" office:value="580008" calcext:value-type="float">
            <text:p>580008</text:p>
          </table:table-cell>
        </table:table-row>
        <table:table-row table:style-name="ro1">
          <table:table-cell/>
          <table:table-cell office:value-type="float" office:value="2977" calcext:value-type="float">
            <text:p>2977</text:p>
          </table:table-cell>
          <table:table-cell office:value-type="float" office:value="214167" calcext:value-type="float">
            <text:p>214167</text:p>
          </table:table-cell>
          <table:table-cell office:value-type="float" office:value="1732940" calcext:value-type="float">
            <text:p>1732940</text:p>
          </table:table-cell>
          <table:table-cell office:value-type="float" office:value="3867709" calcext:value-type="float">
            <text:p>3867709</text:p>
          </table:table-cell>
          <table:table-cell office:value-type="float" office:value="317643" calcext:value-type="float">
            <text:p>317643</text:p>
          </table:table-cell>
          <table:table-cell office:value-type="float" office:value="173482" calcext:value-type="float">
            <text:p>173482</text:p>
          </table:table-cell>
          <table:table-cell office:value-type="float" office:value="1235" calcext:value-type="float">
            <text:p>1235</text:p>
          </table:table-cell>
          <table:table-cell office:value-type="float" office:value="742680" calcext:value-type="float">
            <text:p>742680</text:p>
          </table:table-cell>
          <table:table-cell office:value-type="float" office:value="761099" calcext:value-type="float">
            <text:p>761099</text:p>
          </table:table-cell>
        </table:table-row>
        <table:table-row table:style-name="ro1">
          <table:table-cell/>
          <table:table-cell office:value-type="float" office:value="2470" calcext:value-type="float">
            <text:p>2470</text:p>
          </table:table-cell>
          <table:table-cell office:value-type="float" office:value="37156" calcext:value-type="float">
            <text:p>37156</text:p>
          </table:table-cell>
          <table:table-cell office:value-type="float" office:value="1720084" calcext:value-type="float">
            <text:p>1720084</text:p>
          </table:table-cell>
          <table:table-cell office:value-type="float" office:value="1899431" calcext:value-type="float">
            <text:p>1899431</text:p>
          </table:table-cell>
          <table:table-cell office:value-type="float" office:value="2155483" calcext:value-type="float">
            <text:p>2155483</text:p>
          </table:table-cell>
          <table:table-cell office:value-type="float" office:value="103854" calcext:value-type="float">
            <text:p>103854</text:p>
          </table:table-cell>
          <table:table-cell office:value-type="float" office:value="713" calcext:value-type="float">
            <text:p>713</text:p>
          </table:table-cell>
          <table:table-cell office:value-type="float" office:value="105060" calcext:value-type="float">
            <text:p>105060</text:p>
          </table:table-cell>
          <table:table-cell office:value-type="float" office:value="13039995" calcext:value-type="float">
            <text:p>13039995</text:p>
          </table:table-cell>
        </table:table-row>
        <table:table-row table:style-name="ro1">
          <table:table-cell/>
          <table:table-cell office:value-type="float" office:value="11803" calcext:value-type="float">
            <text:p>11803</text:p>
          </table:table-cell>
          <table:table-cell office:value-type="float" office:value="207596" calcext:value-type="float">
            <text:p>207596</text:p>
          </table:table-cell>
          <table:table-cell office:value-type="float" office:value="244424" calcext:value-type="float">
            <text:p>244424</text:p>
          </table:table-cell>
          <table:table-cell office:value-type="float" office:value="3473836" calcext:value-type="float">
            <text:p>3473836</text:p>
          </table:table-cell>
          <table:table-cell office:value-type="float" office:value="88561" calcext:value-type="float">
            <text:p>88561</text:p>
          </table:table-cell>
          <table:table-cell office:value-type="float" office:value="1220515" calcext:value-type="float">
            <text:p>1220515</text:p>
          </table:table-cell>
          <table:table-cell office:value-type="float" office:value="417158" calcext:value-type="float">
            <text:p>417158</text:p>
          </table:table-cell>
          <table:table-cell office:value-type="float" office:value="2400632" calcext:value-type="float">
            <text:p>2400632</text:p>
          </table:table-cell>
          <table:table-cell office:value-type="float" office:value="455594" calcext:value-type="float">
            <text:p>455594</text:p>
          </table:table-cell>
        </table:table-row>
        <table:table-row table:style-name="ro1">
          <table:table-cell/>
          <table:table-cell office:value-type="float" office:value="17877" calcext:value-type="float">
            <text:p>17877</text:p>
          </table:table-cell>
          <table:table-cell office:value-type="float" office:value="123519" calcext:value-type="float">
            <text:p>123519</text:p>
          </table:table-cell>
          <table:table-cell office:value-type="float" office:value="1339489" calcext:value-type="float">
            <text:p>1339489</text:p>
          </table:table-cell>
          <table:table-cell office:value-type="float" office:value="1711939" calcext:value-type="float">
            <text:p>1711939</text:p>
          </table:table-cell>
          <table:table-cell office:value-type="float" office:value="1794250" calcext:value-type="float">
            <text:p>1794250</text:p>
          </table:table-cell>
          <table:table-cell office:value-type="float" office:value="334" calcext:value-type="float">
            <text:p>334</text:p>
          </table:table-cell>
          <table:table-cell office:value-type="float" office:value="173026" calcext:value-type="float">
            <text:p>173026</text:p>
          </table:table-cell>
          <table:table-cell office:value-type="float" office:value="468040" calcext:value-type="float">
            <text:p>468040</text:p>
          </table:table-cell>
          <table:table-cell office:value-type="float" office:value="6835552" calcext:value-type="float">
            <text:p>6835552</text:p>
          </table:table-cell>
        </table:table-row>
        <table:table-row table:style-name="ro1">
          <table:table-cell/>
          <table:table-cell office:value-type="float" office:value="29224" calcext:value-type="float">
            <text:p>29224</text:p>
          </table:table-cell>
          <table:table-cell office:value-type="float" office:value="89517" calcext:value-type="float">
            <text:p>89517</text:p>
          </table:table-cell>
          <table:table-cell office:value-type="float" office:value="3130897" calcext:value-type="float">
            <text:p>3130897</text:p>
          </table:table-cell>
          <table:table-cell office:value-type="float" office:value="4337205" calcext:value-type="float">
            <text:p>4337205</text:p>
          </table:table-cell>
          <table:table-cell office:value-type="float" office:value="273028" calcext:value-type="float">
            <text:p>273028</text:p>
          </table:table-cell>
          <table:table-cell office:value-type="float" office:value="218990" calcext:value-type="float">
            <text:p>218990</text:p>
          </table:table-cell>
          <table:table-cell office:value-type="float" office:value="818073" calcext:value-type="float">
            <text:p>818073</text:p>
          </table:table-cell>
          <table:table-cell office:value-type="float" office:value="1636" calcext:value-type="float">
            <text:p>1636</text:p>
          </table:table-cell>
          <table:table-cell office:value-type="float" office:value="4089796" calcext:value-type="float">
            <text:p>4089796</text:p>
          </table:table-cell>
        </table:table-row>
        <table:table-row table:style-name="ro1">
          <table:table-cell/>
          <table:table-cell office:value-type="float" office:value="5066" calcext:value-type="float">
            <text:p>5066</text:p>
          </table:table-cell>
          <table:table-cell office:value-type="float" office:value="182211" calcext:value-type="float">
            <text:p>182211</text:p>
          </table:table-cell>
          <table:table-cell office:value-type="float" office:value="511948" calcext:value-type="float">
            <text:p>511948</text:p>
          </table:table-cell>
          <table:table-cell office:value-type="float" office:value="4387336" calcext:value-type="float">
            <text:p>4387336</text:p>
          </table:table-cell>
          <table:table-cell office:value-type="float" office:value="1638342" calcext:value-type="float">
            <text:p>1638342</text:p>
          </table:table-cell>
          <table:table-cell office:value-type="float" office:value="377925" calcext:value-type="float">
            <text:p>377925</text:p>
          </table:table-cell>
          <table:table-cell office:value-type="float" office:value="325427" calcext:value-type="float">
            <text:p>325427</text:p>
          </table:table-cell>
          <table:table-cell office:value-type="float" office:value="1179719" calcext:value-type="float">
            <text:p>1179719</text:p>
          </table:table-cell>
          <table:table-cell office:value-type="float" office:value="1016723" calcext:value-type="float">
            <text:p>1016723</text:p>
          </table:table-cell>
        </table:table-row>
        <table:table-row table:style-name="ro1">
          <table:table-cell/>
          <table:table-cell office:value-type="float" office:value="20464" calcext:value-type="float">
            <text:p>20464</text:p>
          </table:table-cell>
          <table:table-cell office:value-type="float" office:value="179361" calcext:value-type="float">
            <text:p>179361</text:p>
          </table:table-cell>
          <table:table-cell office:value-type="float" office:value="1137980" calcext:value-type="float">
            <text:p>1137980</text:p>
          </table:table-cell>
          <table:table-cell office:value-type="float" office:value="1253873" calcext:value-type="float">
            <text:p>1253873</text:p>
          </table:table-cell>
          <table:table-cell office:value-type="float" office:value="791981" calcext:value-type="float">
            <text:p>791981</text:p>
          </table:table-cell>
          <table:table-cell office:value-type="float" office:value="770" calcext:value-type="float">
            <text:p>770</text:p>
          </table:table-cell>
          <table:table-cell office:value-type="float" office:value="89805" calcext:value-type="float">
            <text:p>89805</text:p>
          </table:table-cell>
          <table:table-cell office:value-type="float" office:value="1056735" calcext:value-type="float">
            <text:p>1056735</text:p>
          </table:table-cell>
          <table:table-cell office:value-type="float" office:value="5582728" calcext:value-type="float">
            <text:p>5582728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float" office:value="312091" calcext:value-type="float">
            <text:p>312091</text:p>
          </table:table-cell>
          <table:table-cell office:value-type="float" office:value="683301" calcext:value-type="float">
            <text:p>683301</text:p>
          </table:table-cell>
          <table:table-cell office:value-type="float" office:value="385048" calcext:value-type="float">
            <text:p>385048</text:p>
          </table:table-cell>
          <table:table-cell office:value-type="float" office:value="169992" calcext:value-type="float">
            <text:p>169992</text:p>
          </table:table-cell>
          <table:table-cell office:value-type="float" office:value="280179" calcext:value-type="float">
            <text:p>280179</text:p>
          </table:table-cell>
          <table:table-cell office:value-type="float" office:value="288245" calcext:value-type="float">
            <text:p>288245</text:p>
          </table:table-cell>
          <table:table-cell office:value-type="float" office:value="1172294" calcext:value-type="float">
            <text:p>1172294</text:p>
          </table:table-cell>
          <table:table-cell office:value-type="float" office:value="2158519" calcext:value-type="float">
            <text:p>2158519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float" office:value="121673" calcext:value-type="float">
            <text:p>121673</text:p>
          </table:table-cell>
          <table:table-cell office:value-type="float" office:value="27317" calcext:value-type="float">
            <text:p>27317</text:p>
          </table:table-cell>
          <table:table-cell office:value-type="float" office:value="3327808" calcext:value-type="float">
            <text:p>3327808</text:p>
          </table:table-cell>
          <table:table-cell office:value-type="float" office:value="851842" calcext:value-type="float">
            <text:p>851842</text:p>
          </table:table-cell>
          <table:table-cell office:value-type="float" office:value="1176448" calcext:value-type="float">
            <text:p>1176448</text:p>
          </table:table-cell>
          <table:table-cell office:value-type="float" office:value="956" calcext:value-type="float">
            <text:p>956</text:p>
          </table:table-cell>
          <table:table-cell office:value-type="float" office:value="445063" calcext:value-type="float">
            <text:p>445063</text:p>
          </table:table-cell>
          <table:table-cell office:value-type="float" office:value="705404" calcext:value-type="float">
            <text:p>705404</text:p>
          </table:table-cell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office:value-type="float" office:value="88255" calcext:value-type="float">
            <text:p>88255</text:p>
          </table:table-cell>
          <table:table-cell office:value-type="float" office:value="28376" calcext:value-type="float">
            <text:p>28376</text:p>
          </table:table-cell>
          <table:table-cell office:value-type="float" office:value="3150" calcext:value-type="float">
            <text:p>3150</text:p>
          </table:table-cell>
          <table:table-cell office:value-type="float" office:value="163692" calcext:value-type="float">
            <text:p>163692</text:p>
          </table:table-cell>
          <table:table-cell office:value-type="float" office:value="434513" calcext:value-type="float">
            <text:p>434513</text:p>
          </table:table-cell>
          <table:table-cell office:value-type="float" office:value="1587" calcext:value-type="float">
            <text:p>1587</text:p>
          </table:table-cell>
          <table:table-cell office:value-type="float" office:value="197191" calcext:value-type="float">
            <text:p>19719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14242" calcext:value-type="float">
            <text:p>14242</text:p>
          </table:table-cell>
          <table:table-cell office:value-type="float" office:value="124445" calcext:value-type="float">
            <text:p>124445</text:p>
          </table:table-cell>
          <table:table-cell office:value-type="float" office:value="649" calcext:value-type="float">
            <text:p>649</text:p>
          </table:table-cell>
          <table:table-cell office:value-type="float" office:value="3377311" calcext:value-type="float">
            <text:p>3377311</text:p>
          </table:table-cell>
          <table:table-cell office:value-type="float" office:value="355286" calcext:value-type="float">
            <text:p>355286</text:p>
          </table:table-cell>
          <table:table-cell office:value-type="float" office:value="349374" calcext:value-type="float">
            <text:p>349374</text:p>
          </table:table-cell>
          <table:table-cell office:value-type="float" office:value="720254" calcext:value-type="float">
            <text:p>720254</text:p>
          </table:table-cell>
          <table:table-cell office:value-type="float" office:value="740871" calcext:value-type="float">
            <text:p>740871</text:p>
          </table:table-cell>
          <table:table-cell office:value-type="float" office:value="10041289" calcext:value-type="float">
            <text:p>10041289</text:p>
          </table:table-cell>
        </table:table-row>
        <table:table-row table:style-name="ro1">
          <table:table-cell/>
          <table:table-cell office:value-type="float" office:value="20843" calcext:value-type="float">
            <text:p>20843</text:p>
          </table:table-cell>
          <table:table-cell office:value-type="float" office:value="4579" calcext:value-type="float">
            <text:p>4579</text:p>
          </table:table-cell>
          <table:table-cell office:value-type="float" office:value="137353" calcext:value-type="float">
            <text:p>137353</text:p>
          </table:table-cell>
          <table:table-cell office:value-type="float" office:value="353369" calcext:value-type="float">
            <text:p>353369</text:p>
          </table:table-cell>
          <table:table-cell office:value-type="float" office:value="1079408" calcext:value-type="float">
            <text:p>1079408</text:p>
          </table:table-cell>
          <table:table-cell office:value-type="float" office:value="568625" calcext:value-type="float">
            <text:p>568625</text:p>
          </table:table-cell>
          <table:table-cell office:value-type="float" office:value="384449" calcext:value-type="float">
            <text:p>384449</text:p>
          </table:table-cell>
          <table:table-cell office:value-type="float" office:value="8681" calcext:value-type="float">
            <text:p>8681</text:p>
          </table:table-cell>
          <table:table-cell office:value-type="float" office:value="3791862" calcext:value-type="float">
            <text:p>3791862</text:p>
          </table:table-cell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21075" calcext:value-type="float">
            <text:p>21075</text:p>
          </table:table-cell>
          <table:table-cell office:value-type="float" office:value="976" calcext:value-type="float">
            <text:p>976</text:p>
          </table:table-cell>
          <table:table-cell office:value-type="float" office:value="1259411" calcext:value-type="float">
            <text:p>1259411</text:p>
          </table:table-cell>
          <table:table-cell office:value-type="float" office:value="976885" calcext:value-type="float">
            <text:p>976885</text:p>
          </table:table-cell>
          <table:table-cell office:value-type="float" office:value="121664" calcext:value-type="float">
            <text:p>121664</text:p>
          </table:table-cell>
          <table:table-cell office:value-type="float" office:value="65545" calcext:value-type="float">
            <text:p>65545</text:p>
          </table:table-cell>
          <table:table-cell office:value-type="float" office:value="399244" calcext:value-type="float">
            <text:p>399244</text:p>
          </table:table-cell>
          <table:table-cell office:value-type="float" office:value="457604" calcext:value-type="float">
            <text:p>457604</text:p>
          </table:table-cell>
        </table:table-row>
        <table:table-row table:style-name="ro1">
          <table:table-cell/>
          <table:table-cell office:value-type="float" office:value="37019" calcext:value-type="float">
            <text:p>37019</text:p>
          </table:table-cell>
          <table:table-cell office:value-type="float" office:value="11086" calcext:value-type="float">
            <text:p>11086</text:p>
          </table:table-cell>
          <table:table-cell office:value-type="float" office:value="246902" calcext:value-type="float">
            <text:p>246902</text:p>
          </table:table-cell>
          <table:table-cell office:value-type="float" office:value="176961" calcext:value-type="float">
            <text:p>176961</text:p>
          </table:table-cell>
          <table:table-cell office:value-type="float" office:value="923261" calcext:value-type="float">
            <text:p>923261</text:p>
          </table:table-cell>
          <table:table-cell office:value-type="float" office:value="17329" calcext:value-type="float">
            <text:p>17329</text:p>
          </table:table-cell>
          <table:table-cell office:value-type="float" office:value="99747" calcext:value-type="float">
            <text:p>99747</text:p>
          </table:table-cell>
          <table:table-cell office:value-type="float" office:value="631135" calcext:value-type="float">
            <text:p>631135</text:p>
          </table:table-cell>
          <table:table-cell office:value-type="float" office:value="4685144" calcext:value-type="float">
            <text:p>4685144</text:p>
          </table:table-cell>
        </table:table-row>
        <table:table-row table:style-name="ro1">
          <table:table-cell/>
          <table:table-cell office:value-type="float" office:value="22678" calcext:value-type="float">
            <text:p>22678</text:p>
          </table:table-cell>
          <table:table-cell office:value-type="float" office:value="447531" calcext:value-type="float">
            <text:p>447531</text:p>
          </table:table-cell>
          <table:table-cell office:value-type="float" office:value="745542" calcext:value-type="float">
            <text:p>745542</text:p>
          </table:table-cell>
          <table:table-cell office:value-type="float" office:value="2715997" calcext:value-type="float">
            <text:p>2715997</text:p>
          </table:table-cell>
          <table:table-cell office:value-type="float" office:value="1528484" calcext:value-type="float">
            <text:p>1528484</text:p>
          </table:table-cell>
          <table:table-cell office:value-type="float" office:value="93871" calcext:value-type="float">
            <text:p>93871</text:p>
          </table:table-cell>
          <table:table-cell office:value-type="float" office:value="653179" calcext:value-type="float">
            <text:p>653179</text:p>
          </table:table-cell>
          <table:table-cell office:value-type="float" office:value="399868" calcext:value-type="float">
            <text:p>39986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float" office:value="16344" calcext:value-type="float">
            <text:p>16344</text:p>
          </table:table-cell>
          <table:table-cell office:value-type="float" office:value="209953" calcext:value-type="float">
            <text:p>209953</text:p>
          </table:table-cell>
          <table:table-cell office:value-type="float" office:value="977334" calcext:value-type="float">
            <text:p>977334</text:p>
          </table:table-cell>
          <table:table-cell office:value-type="float" office:value="300521" calcext:value-type="float">
            <text:p>300521</text:p>
          </table:table-cell>
          <table:table-cell office:value-type="float" office:value="49290" calcext:value-type="float">
            <text:p>49290</text:p>
          </table:table-cell>
          <table:table-cell office:value-type="float" office:value="1252" calcext:value-type="float">
            <text:p>1252</text:p>
          </table:table-cell>
          <table:table-cell office:value-type="float" office:value="184412" calcext:value-type="float">
            <text:p>184412</text:p>
          </table:table-cell>
          <table:table-cell office:value-type="float" office:value="1559" calcext:value-type="float">
            <text:p>1559</text:p>
          </table:table-cell>
          <table:table-cell office:value-type="float" office:value="362608" calcext:value-type="float">
            <text:p>362608</text:p>
          </table:table-cell>
        </table:table-row>
        <table:table-row table:style-name="ro1">
          <table:table-cell/>
          <table:table-cell office:value-type="float" office:value="6147" calcext:value-type="float">
            <text:p>6147</text:p>
          </table:table-cell>
          <table:table-cell office:value-type="float" office:value="26459" calcext:value-type="float">
            <text:p>26459</text:p>
          </table:table-cell>
          <table:table-cell office:value-type="float" office:value="1988617" calcext:value-type="float">
            <text:p>1988617</text:p>
          </table:table-cell>
          <table:table-cell office:value-type="float" office:value="4257975" calcext:value-type="float">
            <text:p>4257975</text:p>
          </table:table-cell>
          <table:table-cell office:value-type="float" office:value="1214318" calcext:value-type="float">
            <text:p>1214318</text:p>
          </table:table-cell>
          <table:table-cell office:value-type="float" office:value="448" calcext:value-type="float">
            <text:p>448</text:p>
          </table:table-cell>
          <table:table-cell office:value-type="float" office:value="109772" calcext:value-type="float">
            <text:p>109772</text:p>
          </table:table-cell>
          <table:table-cell office:value-type="float" office:value="509130" calcext:value-type="float">
            <text:p>509130</text:p>
          </table:table-cell>
          <table:table-cell office:value-type="float" office:value="3304083" calcext:value-type="float">
            <text:p>3304083</text:p>
          </table:table-cell>
        </table:table-row>
        <table:table-row table:style-name="ro1">
          <table:table-cell/>
          <table:table-cell office:value-type="float" office:value="12186" calcext:value-type="float">
            <text:p>12186</text:p>
          </table:table-cell>
          <table:table-cell office:value-type="float" office:value="102876" calcext:value-type="float">
            <text:p>102876</text:p>
          </table:table-cell>
          <table:table-cell office:value-type="float" office:value="838" calcext:value-type="float">
            <text:p>838</text:p>
          </table:table-cell>
          <table:table-cell office:value-type="float" office:value="640880" calcext:value-type="float">
            <text:p>640880</text:p>
          </table:table-cell>
          <table:table-cell office:value-type="float" office:value="743694" calcext:value-type="float">
            <text:p>743694</text:p>
          </table:table-cell>
          <table:table-cell office:value-type="float" office:value="328" calcext:value-type="float">
            <text:p>328</text:p>
          </table:table-cell>
          <table:table-cell office:value-type="float" office:value="168615" calcext:value-type="float">
            <text:p>168615</text:p>
          </table:table-cell>
          <table:table-cell office:value-type="float" office:value="72622" calcext:value-type="float">
            <text:p>72622</text:p>
          </table:table-cell>
          <table:table-cell office:value-type="float" office:value="4895785" calcext:value-type="float">
            <text:p>4895785</text:p>
          </table:table-cell>
        </table:table-row>
        <table:table-row table:style-name="ro1">
          <table:table-cell/>
          <table:table-cell office:value-type="float" office:value="6805" calcext:value-type="float">
            <text:p>6805</text:p>
          </table:table-cell>
          <table:table-cell office:value-type="float" office:value="282494" calcext:value-type="float">
            <text:p>282494</text:p>
          </table:table-cell>
          <table:table-cell office:value-type="float" office:value="2127433" calcext:value-type="float">
            <text:p>2127433</text:p>
          </table:table-cell>
          <table:table-cell office:value-type="float" office:value="2111677" calcext:value-type="float">
            <text:p>2111677</text:p>
          </table:table-cell>
          <table:table-cell office:value-type="float" office:value="890096" calcext:value-type="float">
            <text:p>890096</text:p>
          </table:table-cell>
          <table:table-cell office:value-type="float" office:value="784568" calcext:value-type="float">
            <text:p>784568</text:p>
          </table:table-cell>
          <table:table-cell office:value-type="float" office:value="1180437" calcext:value-type="float">
            <text:p>1180437</text:p>
          </table:table-cell>
          <table:table-cell office:value-type="float" office:value="44007" calcext:value-type="float">
            <text:p>44007</text:p>
          </table:table-cell>
          <table:table-cell office:value-type="float" office:value="4097581" calcext:value-type="float">
            <text:p>4097581</text:p>
          </table:table-cell>
        </table:table-row>
        <table:table-row table:style-name="ro1">
          <table:table-cell/>
          <table:table-cell office:value-type="float" office:value="27403" calcext:value-type="float">
            <text:p>27403</text:p>
          </table:table-cell>
          <table:table-cell office:value-type="float" office:value="323710" calcext:value-type="float">
            <text:p>323710</text:p>
          </table:table-cell>
          <table:table-cell office:value-type="float" office:value="447663" calcext:value-type="float">
            <text:p>447663</text:p>
          </table:table-cell>
          <table:table-cell office:value-type="float" office:value="1316122" calcext:value-type="float">
            <text:p>1316122</text:p>
          </table:table-cell>
          <table:table-cell office:value-type="float" office:value="3588173" calcext:value-type="float">
            <text:p>3588173</text:p>
          </table:table-cell>
          <table:table-cell office:value-type="float" office:value="154202" calcext:value-type="float">
            <text:p>154202</text:p>
          </table:table-cell>
          <table:table-cell office:value-type="float" office:value="79684" calcext:value-type="float">
            <text:p>79684</text:p>
          </table:table-cell>
          <table:table-cell office:value-type="float" office:value="56717" calcext:value-type="float">
            <text:p>56717</text:p>
          </table:table-cell>
          <table:table-cell office:value-type="float" office:value="817279" calcext:value-type="float">
            <text:p>817279</text:p>
          </table:table-cell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office:value-type="float" office:value="1525" calcext:value-type="float">
            <text:p>1525</text:p>
          </table:table-cell>
          <table:table-cell office:value-type="float" office:value="665" calcext:value-type="float">
            <text:p>665</text:p>
          </table:table-cell>
          <table:table-cell office:value-type="float" office:value="1943574" calcext:value-type="float">
            <text:p>1943574</text:p>
          </table:table-cell>
          <table:table-cell office:value-type="float" office:value="847397" calcext:value-type="float">
            <text:p>847397</text:p>
          </table:table-cell>
          <table:table-cell office:value-type="float" office:value="2301586" calcext:value-type="float">
            <text:p>2301586</text:p>
          </table:table-cell>
          <table:table-cell office:value-type="float" office:value="2533" calcext:value-type="float">
            <text:p>2533</text:p>
          </table:table-cell>
          <table:table-cell office:value-type="float" office:value="714348" calcext:value-type="float">
            <text:p>714348</text:p>
          </table:table-cell>
          <table:table-cell office:value-type="float" office:value="6502730" calcext:value-type="float">
            <text:p>6502730</text:p>
          </table:table-cell>
        </table:table-row>
        <table:table-row table:style-name="ro1">
          <table:table-cell/>
          <table:table-cell office:value-type="float" office:value="66513" calcext:value-type="float">
            <text:p>66513</text:p>
          </table:table-cell>
          <table:table-cell office:value-type="float" office:value="124401" calcext:value-type="float">
            <text:p>124401</text:p>
          </table:table-cell>
          <table:table-cell office:value-type="float" office:value="194373" calcext:value-type="float">
            <text:p>194373</text:p>
          </table:table-cell>
          <table:table-cell office:value-type="float" office:value="16593" calcext:value-type="float">
            <text:p>16593</text:p>
          </table:table-cell>
          <table:table-cell office:value-type="float" office:value="727316" calcext:value-type="float">
            <text:p>727316</text:p>
          </table:table-cell>
          <table:table-cell office:value-type="float" office:value="198619" calcext:value-type="float">
            <text:p>198619</text:p>
          </table:table-cell>
          <table:table-cell office:value-type="float" office:value="592273" calcext:value-type="float">
            <text:p>592273</text:p>
          </table:table-cell>
          <table:table-cell office:value-type="float" office:value="713253" calcext:value-type="float">
            <text:p>713253</text:p>
          </table:table-cell>
          <table:table-cell office:value-type="float" office:value="6447468" calcext:value-type="float">
            <text:p>6447468</text:p>
          </table:table-cell>
        </table:table-row>
        <table:table-row table:style-name="ro1">
          <table:table-cell/>
          <table:table-cell office:value-type="float" office:value="6267" calcext:value-type="float">
            <text:p>6267</text:p>
          </table:table-cell>
          <table:table-cell office:value-type="float" office:value="44162" calcext:value-type="float">
            <text:p>44162</text:p>
          </table:table-cell>
          <table:table-cell office:value-type="float" office:value="389346" calcext:value-type="float">
            <text:p>389346</text:p>
          </table:table-cell>
          <table:table-cell office:value-type="float" office:value="2975624" calcext:value-type="float">
            <text:p>2975624</text:p>
          </table:table-cell>
          <table:table-cell office:value-type="float" office:value="166506" calcext:value-type="float">
            <text:p>166506</text:p>
          </table:table-cell>
          <table:table-cell office:value-type="float" office:value="633531" calcext:value-type="float">
            <text:p>633531</text:p>
          </table:table-cell>
          <table:table-cell office:value-type="float" office:value="245952" calcext:value-type="float">
            <text:p>245952</text:p>
          </table:table-cell>
          <table:table-cell office:value-type="float" office:value="294637" calcext:value-type="float">
            <text:p>294637</text:p>
          </table:table-cell>
          <table:table-cell office:value-type="float" office:value="5261743" calcext:value-type="float">
            <text:p>5261743</text:p>
          </table:table-cell>
        </table:table-row>
        <table:table-row table:style-name="ro1">
          <table:table-cell/>
          <table:table-cell office:value-type="float" office:value="39288" calcext:value-type="float">
            <text:p>39288</text:p>
          </table:table-cell>
          <table:table-cell office:value-type="float" office:value="873689" calcext:value-type="float">
            <text:p>873689</text:p>
          </table:table-cell>
          <table:table-cell office:value-type="float" office:value="167024" calcext:value-type="float">
            <text:p>167024</text:p>
          </table:table-cell>
          <table:table-cell office:value-type="float" office:value="6664246" calcext:value-type="float">
            <text:p>6664246</text:p>
          </table:table-cell>
          <table:table-cell office:value-type="float" office:value="912119" calcext:value-type="float">
            <text:p>912119</text:p>
          </table:table-cell>
          <table:table-cell office:value-type="float" office:value="393698" calcext:value-type="float">
            <text:p>393698</text:p>
          </table:table-cell>
          <table:table-cell office:value-type="float" office:value="503270" calcext:value-type="float">
            <text:p>503270</text:p>
          </table:table-cell>
          <table:table-cell office:value-type="float" office:value="641145" calcext:value-type="float">
            <text:p>641145</text:p>
          </table:table-cell>
          <table:table-cell office:value-type="float" office:value="13822841" calcext:value-type="float">
            <text:p>13822841</text:p>
          </table:table-cell>
        </table:table-row>
        <table:table-row table:style-name="ro1">
          <table:table-cell/>
          <table:table-cell office:value-type="float" office:value="6269" calcext:value-type="float">
            <text:p>6269</text:p>
          </table:table-cell>
          <table:table-cell office:value-type="float" office:value="311256" calcext:value-type="float">
            <text:p>311256</text:p>
          </table:table-cell>
          <table:table-cell office:value-type="float" office:value="675507" calcext:value-type="float">
            <text:p>675507</text:p>
          </table:table-cell>
          <table:table-cell office:value-type="float" office:value="1268541" calcext:value-type="float">
            <text:p>1268541</text:p>
          </table:table-cell>
          <table:table-cell office:value-type="float" office:value="1462177" calcext:value-type="float">
            <text:p>1462177</text:p>
          </table:table-cell>
          <table:table-cell office:value-type="float" office:value="1070" calcext:value-type="float">
            <text:p>1070</text:p>
          </table:table-cell>
          <table:table-cell office:value-type="float" office:value="121095" calcext:value-type="float">
            <text:p>121095</text:p>
          </table:table-cell>
          <table:table-cell office:value-type="float" office:value="199602" calcext:value-type="float">
            <text:p>199602</text:p>
          </table:table-cell>
          <table:table-cell office:value-type="float" office:value="8121052" calcext:value-type="float">
            <text:p>8121052</text:p>
          </table:table-cell>
        </table:table-row>
        <table:table-row table:style-name="ro1">
          <table:table-cell/>
          <table:table-cell office:value-type="float" office:value="19759" calcext:value-type="float">
            <text:p>19759</text:p>
          </table:table-cell>
          <table:table-cell office:value-type="float" office:value="727807" calcext:value-type="float">
            <text:p>727807</text:p>
          </table:table-cell>
          <table:table-cell office:value-type="float" office:value="90199" calcext:value-type="float">
            <text:p>90199</text:p>
          </table:table-cell>
          <table:table-cell office:value-type="float" office:value="5990851" calcext:value-type="float">
            <text:p>5990851</text:p>
          </table:table-cell>
          <table:table-cell office:value-type="float" office:value="89806" calcext:value-type="float">
            <text:p>89806</text:p>
          </table:table-cell>
          <table:table-cell office:value-type="float" office:value="444905" calcext:value-type="float">
            <text:p>444905</text:p>
          </table:table-cell>
          <table:table-cell office:value-type="float" office:value="2199" calcext:value-type="float">
            <text:p>2199</text:p>
          </table:table-cell>
          <table:table-cell office:value-type="float" office:value="23507" calcext:value-type="float">
            <text:p>23507</text:p>
          </table:table-cell>
          <table:table-cell office:value-type="float" office:value="6583695" calcext:value-type="float">
            <text:p>6583695</text:p>
          </table:table-cell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66778" calcext:value-type="float">
            <text:p>66778</text:p>
          </table:table-cell>
          <table:table-cell office:value-type="float" office:value="1769575" calcext:value-type="float">
            <text:p>1769575</text:p>
          </table:table-cell>
          <table:table-cell office:value-type="float" office:value="3109684" calcext:value-type="float">
            <text:p>3109684</text:p>
          </table:table-cell>
          <table:table-cell office:value-type="float" office:value="4279105" calcext:value-type="float">
            <text:p>4279105</text:p>
          </table:table-cell>
          <table:table-cell office:value-type="float" office:value="74303" calcext:value-type="float">
            <text:p>74303</text:p>
          </table:table-cell>
          <table:table-cell office:value-type="float" office:value="888246" calcext:value-type="float">
            <text:p>888246</text:p>
          </table:table-cell>
          <table:table-cell office:value-type="float" office:value="399896" calcext:value-type="float">
            <text:p>399896</text:p>
          </table:table-cell>
          <table:table-cell office:value-type="float" office:value="7758116" calcext:value-type="float">
            <text:p>7758116</text:p>
          </table:table-cell>
        </table:table-row>
        <table:table-row table:style-name="ro1">
          <table:table-cell/>
          <table:table-cell office:value-type="float" office:value="4710" calcext:value-type="float">
            <text:p>4710</text:p>
          </table:table-cell>
          <table:table-cell office:value-type="float" office:value="566" calcext:value-type="float">
            <text:p>566</text:p>
          </table:table-cell>
          <table:table-cell office:value-type="float" office:value="3050" calcext:value-type="float">
            <text:p>3050</text:p>
          </table:table-cell>
          <table:table-cell office:value-type="float" office:value="4114191" calcext:value-type="float">
            <text:p>4114191</text:p>
          </table:table-cell>
          <table:table-cell office:value-type="float" office:value="408984" calcext:value-type="float">
            <text:p>408984</text:p>
          </table:table-cell>
          <table:table-cell office:value-type="float" office:value="322516" calcext:value-type="float">
            <text:p>322516</text:p>
          </table:table-cell>
          <table:table-cell office:value-type="float" office:value="55317" calcext:value-type="float">
            <text:p>55317</text:p>
          </table:table-cell>
          <table:table-cell office:value-type="float" office:value="1072096" calcext:value-type="float">
            <text:p>107209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/>
          <table:table-cell office:value-type="float" office:value="11103" calcext:value-type="float">
            <text:p>11103</text:p>
          </table:table-cell>
          <table:table-cell office:value-type="float" office:value="692793" calcext:value-type="float">
            <text:p>692793</text:p>
          </table:table-cell>
          <table:table-cell office:value-type="float" office:value="907846" calcext:value-type="float">
            <text:p>907846</text:p>
          </table:table-cell>
          <table:table-cell office:value-type="float" office:value="2633405" calcext:value-type="float">
            <text:p>2633405</text:p>
          </table:table-cell>
          <table:table-cell office:value-type="float" office:value="2262996" calcext:value-type="float">
            <text:p>2262996</text:p>
          </table:table-cell>
          <table:table-cell office:value-type="float" office:value="106" calcext:value-type="float">
            <text:p>106</text:p>
          </table:table-cell>
          <table:table-cell office:value-type="float" office:value="1319777" calcext:value-type="float">
            <text:p>1319777</text:p>
          </table:table-cell>
          <table:table-cell office:value-type="float" office:value="178472" calcext:value-type="float">
            <text:p>178472</text:p>
          </table:table-cell>
          <table:table-cell office:value-type="float" office:value="3638633" calcext:value-type="float">
            <text:p>3638633</text:p>
          </table:table-cell>
        </table:table-row>
        <table:table-row table:style-name="ro1">
          <table:table-cell/>
          <table:table-cell office:value-type="float" office:value="13043" calcext:value-type="float">
            <text:p>13043</text:p>
          </table:table-cell>
          <table:table-cell office:value-type="float" office:value="509072" calcext:value-type="float">
            <text:p>509072</text:p>
          </table:table-cell>
          <table:table-cell office:value-type="float" office:value="3362524" calcext:value-type="float">
            <text:p>3362524</text:p>
          </table:table-cell>
          <table:table-cell office:value-type="float" office:value="13695625" calcext:value-type="float">
            <text:p>13695625</text:p>
          </table:table-cell>
          <table:table-cell office:value-type="float" office:value="304293" calcext:value-type="float">
            <text:p>304293</text:p>
          </table:table-cell>
          <table:table-cell office:value-type="float" office:value="1137819" calcext:value-type="float">
            <text:p>1137819</text:p>
          </table:table-cell>
          <table:table-cell office:value-type="float" office:value="418229" calcext:value-type="float">
            <text:p>418229</text:p>
          </table:table-cell>
          <table:table-cell office:value-type="float" office:value="858167" calcext:value-type="float">
            <text:p>858167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office:value-type="float" office:value="363357" calcext:value-type="float">
            <text:p>363357</text:p>
          </table:table-cell>
          <table:table-cell office:value-type="float" office:value="925154" calcext:value-type="float">
            <text:p>925154</text:p>
          </table:table-cell>
          <table:table-cell office:value-type="float" office:value="167369" calcext:value-type="float">
            <text:p>167369</text:p>
          </table:table-cell>
          <table:table-cell office:value-type="float" office:value="198290" calcext:value-type="float">
            <text:p>198290</text:p>
          </table:table-cell>
          <table:table-cell office:value-type="float" office:value="501" calcext:value-type="float">
            <text:p>501</text:p>
          </table:table-cell>
          <table:table-cell office:value-type="float" office:value="1352778" calcext:value-type="float">
            <text:p>1352778</text:p>
          </table:table-cell>
          <table:table-cell office:value-type="float" office:value="81357" calcext:value-type="float">
            <text:p>81357</text:p>
          </table:table-cell>
          <table:table-cell office:value-type="float" office:value="3177435" calcext:value-type="float">
            <text:p>3177435</text:p>
          </table:table-cell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1340343" calcext:value-type="float">
            <text:p>1340343</text:p>
          </table:table-cell>
          <table:table-cell office:value-type="float" office:value="5003163" calcext:value-type="float">
            <text:p>5003163</text:p>
          </table:table-cell>
          <table:table-cell office:value-type="float" office:value="8563656" calcext:value-type="float">
            <text:p>8563656</text:p>
          </table:table-cell>
          <table:table-cell office:value-type="float" office:value="829182" calcext:value-type="float">
            <text:p>829182</text:p>
          </table:table-cell>
          <table:table-cell office:value-type="float" office:value="2268502" calcext:value-type="float">
            <text:p>2268502</text:p>
          </table:table-cell>
          <table:table-cell office:value-type="float" office:value="262809" calcext:value-type="float">
            <text:p>262809</text:p>
          </table:table-cell>
          <table:table-cell office:value-type="float" office:value="1120024" calcext:value-type="float">
            <text:p>1120024</text:p>
          </table:table-cell>
          <table:table-cell office:value-type="float" office:value="4772749" calcext:value-type="float">
            <text:p>477274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moyenne</text:p>
          </table:table-cell>
          <table:table-cell table:style-name="ce1" table:formula="of:=AVERAGE([.B4:.B53])" office:value-type="float" office:value="17656.32" calcext:value-type="float">
            <text:p>1.77E+04</text:p>
          </table:table-cell>
          <table:table-cell table:style-name="ce1" table:formula="of:=AVERAGE([.C4:.C53])" office:value-type="float" office:value="230718.68" calcext:value-type="float">
            <text:p>2.31E+05</text:p>
          </table:table-cell>
          <table:table-cell table:style-name="ce1" table:formula="of:=AVERAGE([.D4:.D53])" office:value-type="float" office:value="950777.26" calcext:value-type="float">
            <text:p>9.51E+05</text:p>
          </table:table-cell>
          <table:table-cell table:style-name="ce1" table:formula="of:=AVERAGE([.E4:.E53])" office:value-type="float" office:value="3272633.44" calcext:value-type="float">
            <text:p>3.27E+06</text:p>
          </table:table-cell>
          <table:table-cell table:style-name="ce1" table:formula="of:=AVERAGE([.F4:.F53])" office:value-type="float" office:value="885780.84" calcext:value-type="float">
            <text:p>8.86E+05</text:p>
          </table:table-cell>
          <table:table-cell table:style-name="ce1" table:formula="of:=AVERAGE([.G4:.G53])" office:value-type="float" office:value="470813.9" calcext:value-type="float">
            <text:p>4.71E+05</text:p>
          </table:table-cell>
          <table:table-cell table:style-name="ce1" table:formula="of:=AVERAGE([.H4:.H53])" office:value-type="float" office:value="389875.58" calcext:value-type="float">
            <text:p>3.90E+05</text:p>
          </table:table-cell>
          <table:table-cell table:style-name="ce1" table:formula="of:=AVERAGE([.I4:.I53])" office:value-type="float" office:value="539331.28" calcext:value-type="float">
            <text:p>5.39E+05</text:p>
          </table:table-cell>
          <table:table-cell table:style-name="ce1" table:formula="of:=AVERAGE([.J4:.J53])" office:value-type="float" office:value="3858783.1" calcext:value-type="float">
            <text:p>3.86E+06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1" table:formula="of:=STDEV([.B4:.B53])" office:value-type="float" office:value="20509.2744729236" calcext:value-type="float">
            <text:p>2.05E+04</text:p>
          </table:table-cell>
          <table:table-cell table:style-name="ce1" table:formula="of:=STDEV([.C4:.C53])" office:value-type="float" office:value="262726.886309365" calcext:value-type="float">
            <text:p>2.63E+05</text:p>
          </table:table-cell>
          <table:table-cell table:style-name="ce1" table:formula="of:=STDEV([.D4:.D53])" office:value-type="float" office:value="1077208.71493661" calcext:value-type="float">
            <text:p>1.08E+06</text:p>
          </table:table-cell>
          <table:table-cell table:style-name="ce1" table:formula="of:=STDEV([.E4:.E53])" office:value-type="float" office:value="3136527.36196108" calcext:value-type="float">
            <text:p>3.14E+06</text:p>
          </table:table-cell>
          <table:table-cell table:style-name="ce1" table:formula="of:=STDEV([.F4:.F53])" office:value-type="float" office:value="890372.261785642" calcext:value-type="float">
            <text:p>8.90E+05</text:p>
          </table:table-cell>
          <table:table-cell table:style-name="ce1" table:formula="of:=STDEV([.G4:.G53])" office:value-type="float" office:value="612169.795741987" calcext:value-type="float">
            <text:p>6.12E+05</text:p>
          </table:table-cell>
          <table:table-cell table:style-name="ce1" table:formula="of:=STDEV([.H4:.H53])" office:value-type="float" office:value="406532.31334289" calcext:value-type="float">
            <text:p>4.07E+05</text:p>
          </table:table-cell>
          <table:table-cell table:style-name="ce1" table:formula="of:=STDEV([.I4:.I53])" office:value-type="float" office:value="501971.817618831" calcext:value-type="float">
            <text:p>5.02E+05</text:p>
          </table:table-cell>
          <table:table-cell table:style-name="ce1" table:formula="of:=STDEV([.J4:.J53])" office:value-type="float" office:value="3757453.63948308" calcext:value-type="float">
            <text:p>3.76E+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7-02T15:55:02.133887669</meta:creation-date>
    <meta:generator>LibreOffice/4.1.3.2$Linux_X86_64 LibreOffice_project/410m0$Build-2</meta:generator>
    <dc:date>2014-07-02T16:12:14.350711964</dc:date>
    <dc:creator>Raphaël Rieu-Helft</dc:creator>
    <meta:editing-duration>P0D</meta:editing-duration>
    <meta:editing-cycles>1</meta:editing-cycles>
    <meta:document-statistic meta:table-count="1" meta:cell-count="490" meta:object-count="0"/>
  </office:meta>
</office:document-meta>
</file>